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27cf" officeooo:paragraph-rsid="001127c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7cf" officeooo:paragraph-rsid="001127c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6pt" fo:font-weight="normal" officeooo:rsid="001127cf" officeooo:paragraph-rsid="001127cf" style:font-size-asian="16pt" style:font-weight-asian="normal" style:font-size-complex="16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ria Em Mim<text:tab/></text:span><text:tab/><text:span text:style-name="T2">Renascer Praise</text:span></text:p>
      <text:p text:style-name="P3">Levanto minha voz não posso me calar, preciso do teu poder</text:p>
      <text:p text:style-name="P3">Dependo desse amor sem ti não sei viver, ressuscita-me</text:p>
      <text:p text:style-name="P3">Quero de novo te sentir</text:p>
      <text:p text:style-name="P3">Queimando como a primeira vez</text:p>
      <text:p text:style-name="P3">Cheio do espirito te adorar</text:p>
      <text:p text:style-name="P3">Me limpa restaura me aceita, senhor</text:p>
      <text:p text:style-name="P3"/>
      <text:p text:style-name="P3">Cria em mim um coração que seja o teu lugar</text:p>
      <text:p text:style-name="P3">Transforma-me faça de mim, um hino pro teu louvor</text:p>
      <text:p text:style-name="P3"/>
      <text:p text:style-name="P3">Cria em mim cria em mim, senhor</text:p>
      <text:p text:style-name="P3">Cria em mim, um coração igual ao teu</text:p>
      <text:p text:style-name="P3">Cria em mim um coração que seja o teu lugar</text:p>
      <text:p text:style-name="P3">Transforma-me faça de mim, hino pro teu louvor</text:p>
      <text:p text:style-name="P3">Hino pro teu louvor, hino pro teu louvor</text:p>
      <text:p text:style-name="P3"/>
      <text:p text:style-name="P1"><text:span text:style-name="T3">Cria Em Mim<text:tab/></text:span><text:tab/><text:span text:style-name="T2">Renascer Praise</text:span></text:p>
      <text:p text:style-name="P3">Levanto minha voz não posso me calar, preciso do teu poder</text:p>
      <text:p text:style-name="P3">Dependo desse amor sem ti não sei viver, ressuscita-me</text:p>
      <text:p text:style-name="P3">Quero de novo te sentir</text:p>
      <text:p text:style-name="P3">Queimando como a primeira vez</text:p>
      <text:p text:style-name="P3">Cheio do espirito te adorar</text:p>
      <text:p text:style-name="P3">Me limpa restaura me aceita, senhor</text:p>
      <text:p text:style-name="P3"/>
      <text:p text:style-name="P3">Cria em mim um coração que seja o teu lugar</text:p>
      <text:p text:style-name="P3">Transforma-me faça de mim, um hino pro teu louvor</text:p>
      <text:p text:style-name="P3"/>
      <text:p text:style-name="P3">Cria em mim cria em mim, senhor</text:p>
      <text:p text:style-name="P3">Cria em mim, um coração igual ao teu</text:p>
      <text:p text:style-name="P3">Cria em mim um coração que seja o teu lugar</text:p>
      <text:p text:style-name="P3">Transforma-me faça de mim, hino pro teu louvor</text:p>
      <text:p text:style-name="P3">Hino pro teu louvor, hino pro teu louv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23:19.643252740</dc:date>
    <meta:editing-cycles>11</meta:editing-cycles>
    <meta:editing-duration>PT17M9S</meta:editing-duration>
    <meta:generator>LibreOffice/5.2.4.2.1$Linux_X86_64 LibreOffice_project/20m0$Build-2</meta:generator>
    <meta:document-statistic meta:table-count="0" meta:image-count="0" meta:object-count="0" meta:page-count="1" meta:paragraph-count="28" meta:word-count="212" meta:character-count="1084" meta:non-whitespace-character-count="898"/>
  </office:meta>
</office:document-meta>
</file>